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A000002412B825609.png" manifest:media-type="image/png"/>
  <manifest:file-entry manifest:full-path="Pictures/1000020100000321000002792688D728.png" manifest:media-type="image/png"/>
  <manifest:file-entry manifest:full-path="Pictures/100002010000037C0000022E3D23A5F9.png" manifest:media-type="image/png"/>
  <manifest:file-entry manifest:full-path="Pictures/100002010000037B0000024D72A5D00B.png" manifest:media-type="image/png"/>
  <manifest:file-entry manifest:full-path="Pictures/100002010000040A000001FE987A02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8.6cm" fo:min-width="17.0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10.6cm" fo:min-width="16.6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c9966" draw:marker-start-width="0.515cm" draw:marker-end-width="0.515cm" draw:fill="none" draw:textarea-horizontal-align="justify" draw:textarea-vertical-align="middle" draw:auto-grow-height="false" fo:min-height="7.2cm" fo:min-width="11.8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99cc" draw:marker-start-width="0.515cm" draw:marker-end-width="0.515cm" draw:fill="none" draw:textarea-horizontal-align="justify" draw:textarea-vertical-align="middle" draw:auto-grow-height="false" fo:min-height="11cm" fo:min-width="16.6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13cm" fo:min-width="17.0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9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c9966" draw:marker-start-width="0.515cm" draw:marker-end-width="0.515cm" draw:fill="none" draw:textarea-horizontal-align="justify" draw:textarea-vertical-align="middle" draw:auto-grow-height="false" fo:min-height="0.25cm" fo:min-width="0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0.25cm" fo:min-width="0.2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6699cc" draw:marker-start-width="0.515cm" draw:marker-end-width="0.515cm" draw:fill="none" draw:textarea-horizontal-align="justify" draw:textarea-vertical-align="middle" draw:auto-grow-height="false" fo:min-height="0.35cm" fo:min-width="2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557cm" svg:height="8.893cm" svg:x="0.143cm" svg:y="0.107cm">
          <draw:image xlink:href="Pictures/100002010000040A000001FE987A024A.png" xlink:type="simple" xlink:show="embed" xlink:actuate="onLoad">
            <text:p/>
          </draw:image>
        </draw:frame>
        <draw:custom-shape draw:style-name="gr2" draw:text-style-name="P1" draw:layer="layout" svg:width="17.6cm" svg:height="8.9cm" svg:x="0.1cm" svg:y="0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199cm" svg:height="11.159cm" svg:x="17.901cm" svg:y="0.041cm">
          <draw:image xlink:href="Pictures/100002010000037B0000024D72A5D00B.png" xlink:type="simple" xlink:show="embed" xlink:actuate="onLoad">
            <text:p/>
          </draw:image>
        </draw:frame>
        <draw:custom-shape draw:style-name="gr3" draw:text-style-name="P1" draw:layer="layout" svg:width="17.2cm" svg:height="10.9cm" svg:x="17.9cm" svg:y="0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7.5cm" svg:x="22.7cm" svg:y="5.1cm">
          <draw:image xlink:href="Pictures/100002010000037C0000022E3D23A5F9.png" xlink:type="simple" xlink:show="embed" xlink:actuate="onLoad">
            <text:p/>
          </draw:image>
        </draw:frame>
        <draw:custom-shape draw:style-name="gr4" draw:text-style-name="P1" draw:layer="layout" svg:width="12.4cm" svg:height="7.5cm" svg:x="22.7cm" svg:y="5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199cm" svg:height="11.2cm" svg:x="17.901cm" svg:y="11.2cm">
          <draw:image xlink:href="Pictures/100002010000036A000002412B825609.png" xlink:type="simple" xlink:show="embed" xlink:actuate="onLoad">
            <text:p/>
          </draw:image>
        </draw:frame>
        <draw:custom-shape draw:style-name="gr5" draw:text-style-name="P1" draw:layer="layout" svg:width="17.2cm" svg:height="11.3cm" svg:x="17.9cm" svg:y="11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599cm" svg:height="13.413cm" svg:x="0.101cm" svg:y="9.187cm">
          <draw:image xlink:href="Pictures/1000020100000321000002792688D728.png" xlink:type="simple" xlink:show="embed" xlink:actuate="onLoad">
            <text:p/>
          </draw:image>
        </draw:frame>
        <draw:custom-shape draw:style-name="gr6" draw:text-style-name="P1" draw:layer="layout" svg:width="17.6cm" svg:height="13.3cm" svg:x="0.1cm" svg:y="9.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065cm" svg:height="0.962cm" svg:x="3.044cm" svg:y="-0.02cm">
          <draw:text-box>
            <text:p><text:span text:style-name="T1">a)</text:span></text:p>
          </draw:text-box>
        </draw:frame>
        <draw:frame draw:style-name="gr8" draw:text-style-name="P2" draw:layer="layout" svg:width="1.103cm" svg:height="0.962cm" svg:x="33.644cm" svg:y="0.081cm">
          <draw:text-box>
            <text:p><text:span text:style-name="T1">b)</text:span></text:p>
          </draw:text-box>
        </draw:frame>
        <draw:frame draw:style-name="gr7" draw:text-style-name="P2" draw:layer="layout" svg:width="1.065cm" svg:height="0.962cm" svg:x="33.845cm" svg:y="4.981cm">
          <draw:text-box>
            <text:p><text:span text:style-name="T1">c)</text:span></text:p>
          </draw:text-box>
        </draw:frame>
        <draw:frame draw:style-name="gr8" draw:text-style-name="P2" draw:layer="layout" svg:width="1.103cm" svg:height="0.962cm" svg:x="16.335cm" svg:y="9.1cm">
          <draw:text-box>
            <text:p><text:span text:style-name="T1">d)</text:span></text:p>
          </draw:text-box>
        </draw:frame>
        <draw:frame draw:style-name="gr7" draw:text-style-name="P2" draw:layer="layout" svg:width="1.065cm" svg:height="0.962cm" svg:x="34cm" svg:y="11.1cm">
          <draw:text-box>
            <text:p><text:span text:style-name="T1">e)</text:span></text:p>
          </draw:text-box>
        </draw:frame>
        <draw:custom-shape draw:style-name="gr9" draw:text-style-name="P1" draw:layer="layout" svg:width="1.2cm" svg:height="0.6cm" svg:x="11.7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6cm" svg:x="13.93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84cm" svg:height="0.6cm" svg:x="15.03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1cm" svg:height="0.7cm" svg:x="18.3cm" svg:y="8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3cm" fo:page-height="2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1-07T18:26:38.929965483</meta:creation-date>
    <dc:date>2018-04-28T12:15:30.500363517</dc:date>
    <dc:creator>dario </dc:creator>
    <meta:editing-duration>PT1H21M9S</meta:editing-duration>
    <meta:editing-cycles>10</meta:editing-cycles>
    <meta:generator>LibreOffice/4.3.3.2$Linux_X86_64 LibreOffice_project/430m0$Build-2</meta:generator>
    <meta:document-statistic meta:object-count="19"/>
  </office:meta>
</office:document-meta>
</file>